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09a660" officeooo:paragraph-rsid="0009a660" style:font-size-asian="10.5pt" style:font-size-complex="12pt"/>
    </style:style>
    <style:style style:name="P2" style:family="paragraph" style:parent-style-name="Preformatted_20_Text">
      <style:text-properties style:font-name="Liberation Serif" fo:font-size="12pt" officeooo:rsid="000a9f2e" officeooo:paragraph-rsid="000a9f2e" style:font-size-asian="10.5pt" style:font-size-complex="12pt"/>
    </style:style>
    <style:style style:name="P3" style:family="paragraph" style:parent-style-name="Preformatted_20_Text">
      <style:text-properties style:font-name="Liberation Serif" fo:font-size="12pt" officeooo:rsid="000c18e7" officeooo:paragraph-rsid="000c18e7" style:font-size-asian="10.5pt" style:font-size-complex="12pt"/>
    </style:style>
    <style:style style:name="P4" style:family="paragraph" style:parent-style-name="Preformatted_20_Text">
      <style:text-properties style:font-name="Liberation Serif" fo:font-size="12pt" officeooo:rsid="000df72d" officeooo:paragraph-rsid="000df72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ne this repository and the main repository (<text:a xlink:type="simple" xlink:href="https://github.com/ahnt/MABE" text:style-name="Internet_20_link" text:visited-style-name="Visited_20_Internet_20_Link">https://github.com/ahnt/MABE</text:a>) onto your local machine.</text:p>
      <text:p text:style-name="P2"/>
      <text:p text:style-name="P2">Place the ChemotaxisWorld folder into the /MABE/World folder.</text:p>
      <text:p text:style-name="P2"/>
      <text:p text:style-name="P2">Go back into the /MABE/ directory and edit the file named buildOptions.txt.</text:p>
      <text:p text:style-name="P2"/>
      <text:p text:style-name="P2">Place <text:s/>“+ Chemotaxis” [without quotes] below the % World heading.</text:p>
      <text:p text:style-name="P2"/>
      <text:p text:style-name="P3">Open your terminal and navigate to the /MABE/ directory.</text:p>
      <text:p text:style-name="P3"/>
      <text:p text:style-name="P3">Enter the command: python3 ./PythonTools/Mbuild.py</text:p>
      <text:p text:style-name="P3"/>
      <text:p text:style-name="P3">Once compiling is finished, copy the executable to another directory.</text:p>
      <text:p text:style-name="P3"/>
      <text:p text:style-name="P3">Open your terminal in that directory and enter ./MABE -s </text:p>
      <text:p text:style-name="P3"/>
      <text:p text:style-name="P3">This will generate the settings files for MABE. </text:p>
      <text:p text:style-name="P3"/>
      <text:p text:style-name="P4">Open the settings_world.cfg file in a text editor, and edit it so that worldType = Chemotaxis</text:p>
      <text:p text:style-name="P4"/>
      <text:p text:style-name="P4">You can now run MABE by entering ./MABE -f *.cfg</text:p>
      <text:p text:style-name="P4"/>
      <text:p text:style-name="P4">For details on the settings files, see the MABE wiki located on the GitHub page.</text:p>
      <text:p text:style-name="P3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09:26:23.826627163</dc:date>
    <meta:editing-duration>PT8M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25" meta:character-count="803" meta:non-whitespace-character-count="687"/>
  </office:meta>
</office:document-meta>
</file>